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freedom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freedom.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doc128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text:soft-pag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soft-page-break/></text:p>
      <text:p text:style-name="Text_20_body">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1075547828"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666142270"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text:soft-page-break/>dérivées.</text:p>
        </text:list-item>
      </text:list>
      <text:h text:style-name="Heading_20_4" text:outline-level="4"><text:bookmark-start text:name="les_proprietes_remarquables"/>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text:soft-page-break/>de révision dans le cas d'un document révisé </text:p>
          </table:table-cell>
        </table:table-row>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text:soft-page-break/> <text:s/>if ($usermail == "nomail") {<text:line-break/> <text:s text:c="3"/>// cet utilisateur n'a pas d'adresse email//<text:lin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ext:soft-page-break/>$t=$this-&gt;getAValues("EN_T_ANIMAUX");</text:p>
      <text:p text:style-name="Text_20_body">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text:soft-page-break/>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uniquement dans l'objet document. La modification effective en base de données est faite par l'appel à la méthode DbObj::modify().</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Modify();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Modify();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text:soft-page-break/>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include_once("FDL/Class.Doc.php");<text:line-break/><text:line-break/>$dbaccess=GetParam("FREEDOM_DB");<text:line-break/>$doc = createDoc($dbaccess,"USER");<text:line-break/>if ($doc === false) {<text:line-break/> <text:s/>// l'utilisateur n'est pas habilité à créer ce type de document//<text:line-break/> } else {<text:line-break/> <text:s/>// l'objet doc120 (USER) est créé//<text:line-break/> <text:s/>$err=$doc-&gt;setValue("us_fname","Paul");<text:line-break/> <text:s/>if (! $err) $err = $doc-&gt;setValue("us_lname","Dujardin");<text:line-break/> <text:s/>if (! $err) $err = $doc-&gt;Add();<text:line-break/> <text:s/>if ($err != "") {<text:line-break/> <text:s text:c="3"/>// erreur à la création en base//<text:line-break/> <text:s text:c="3"/>print $err;<text:line-break/> <text:s/>} else {<text:line-break/> <text:s text:c="3"/>// nouveau document en base//<text:line-break/> <text:s text:c="3"/>print "nouvel identifiant :".$doc-&gt;id. "\nobjet :".get_class($doc).<text:line-break/> <text:s text:c="5"/>"\ntitre :".$doc-&gt;getTitle();<text:line-break/> <text:s/>}<text:line-break/> }<text:line-break/><text:line-break/></text:p>
      <text:p text:style-name="Text_20_body">Ce programme crée un nouveau document vide de la famille USER (personne). Le résultat de cet exemple est le suivant : </text:p>
      <text:p text:style-name="Preformatted_20_Text">nouvel identifiant :39692<text:line-break/><text:line-break/>objet :doc120<text:line-break/><text:line-break/>titre :personne sans titre 39692<text:line-break/></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text:soft-page-break/>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Add()</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2" text:note-class="footnote"><text:note-citation>2</text:note-citation><text:note-body><text:p text:style-name="Footnote">ce n'est pas génant en soi… FreeDom tout est dans tout et réciproquement</text:p></text:note-body></text:note>. Si on veut les référencer<text:note text:id="ftn3" text:note-class="footnote"><text:note-citation>3</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text:soft-page-break/>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meta:document-statistic meta:table-count="2" meta:image-count="0" meta:object-count="0" meta:page-count="11" meta:paragraph-count="157" meta:word-count="2530" meta:character-count="17952"/>
    <dc:date>2010-05-28T09:13:13</dc:date>
    <dc:creator>Eric Brison</dc:creator>
    <meta:editing-duration>PT00H00M25S</meta:editing-duration>
    <meta:editing-cycles>1</meta:editing-cycles>
    <meta:generator>OpenOffice.org/3.2$Linux OpenOffice.org_project/320m12$Build-9483</meta:generator>
  </office:meta>
</office:document-meta>
</file>